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b1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b1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b1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b1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b1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b1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b1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b1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b1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b1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b1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b1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b1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b1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b1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b1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b1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gelica Camila Ramirez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51826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gel Ramí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9351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9.4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55" meta:non-whitespace-character-count="989"/>
    <meta:template xlink:type="simple" xlink:actuate="onRequest" xlink:title="Normal" xlink:href=""/>
  </office:meta>
</office:document-meta>
</file>